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6368" calcext:value-type="float">
            <text:p>79.9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2568" calcext:value-type="float">
            <text:p>79.9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5576" calcext:value-type="float">
            <text:p>79.6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0856" calcext:value-type="float">
            <text:p>80.0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3632" calcext:value-type="float">
            <text:p>80.1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0656" calcext:value-type="float">
            <text:p>82.2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1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1728" calcext:value-type="float">
            <text:p>80.8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5696" calcext:value-type="float">
            <text:p>80.6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1816" calcext:value-type="float">
            <text:p>80.0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6536" calcext:value-type="float">
            <text:p>79.7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3968" calcext:value-type="float">
            <text:p>79.7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4203</text:p>
          </table:table-cell>
          <table:table-cell office:value-type="string" calcext:value-type="string">
            <text:p>McAdoo Quad</text:p>
          </table:table-cell>
          <table:table-cell office:value-type="string" calcext:value-type="string">
            <text:p>199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